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lingComponentSupport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ge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ScheduleIterator.nextExecu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llingComponentSuppor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llingComponentSupport.setFirstTime( Date firs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llingComponentSupport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lingComponentSuppor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llingComponentSupport.setPeriod( long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ge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setDela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setScheduler(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ComponentSuppor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llSchedulerTas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llingComponentSuppor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llingComponentSupport.getFirs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